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7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2.4154in"/>
    </style:style>
    <style:style style:name="co4" style:family="table-column">
      <style:table-column-properties fo:break-before="auto" style:column-width="5.0638in"/>
    </style:style>
    <style:style style:name="co5" style:family="table-column">
      <style:table-column-properties fo:break-before="auto" style:column-width="11.186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4.7957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3.3591in"/>
    </style:style>
    <style:style style:name="co14" style:family="table-column">
      <style:table-column-properties fo:break-before="auto" style:column-width="1.3217in"/>
    </style:style>
    <style:style style:name="co15" style:family="table-column">
      <style:table-column-properties fo:break-before="auto" style:column-width="0.57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h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LCSC</text:p>
          </table:table-cell>
          <table:table-cell office:value-type="string" calcext:value-type="string">
            <text:p><text:s/>Mouser</text:p>
          </table:table-cell>
          <table:table-cell office:value-type="string" calcext:value-type="string">
            <text:p><text:s/>Sponsored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Category</text:p>
          </table:table-cell>
          <table:table-cell office:value-type="string" calcext:value-type="string">
            <text:p><text:s/>DK_Datasheet_Link</text:p>
          </table:table-cell>
          <table:table-cell office:value-type="string" calcext:value-type="string">
            <text:p><text:s/>DK_Detail_Page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Family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Status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Connector_JST:JST_PH_S3B-PH-SM4-TB_1x03-1MP_P2.0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5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7 C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6 C18 C19 C2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21 C22 C2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413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5 C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674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 C13 C28 C4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07461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 C7 C8 C14 C37 C38 C48 C4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88041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6 C24 C27 C29 C31 C32 C33 C34 C35 C36 C39 C40 C41 C42 C43 C45 C46 C47 C50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4 C5 C9 C10 C11 C12 C1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674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-5050</text:p>
          </table:table-cell>
          <table:table-cell office:value-type="string" calcext:value-type="string">
            <text:p>LED_SMD:LED_RGB_5050-6</text:p>
          </table:table-cell>
          <table:table-cell/>
          <table:table-cell office:value-type="string" calcext:value-type="string">
            <text:p>C219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digikey-footprints:SOT23-6L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C558419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ircuit Protection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/product-detail/en/stmicroelectronics/USBLC6-4SC6/497-4492-1-ND/725667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TVS - Diodes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datasheet.lcsc.com/szlcsc/1808062134_Shandong-Jingdao-Microelectronics-MM3Z3V3_C123917.pdf</text:p>
          </table:table-cell>
          <table:table-cell office:value-type="string" calcext:value-type="string">
            <text:p>C1239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VR0320MW2T1G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32573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vishay.com/docs/85748/1n4148w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4 D5 D6 D7 D8 D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S2812B-2020</text:p>
          </table:table-cell>
          <table:table-cell office:value-type="string" calcext:value-type="string">
            <text:p>custom:ws2812-2020</text:p>
          </table:table-cell>
          <table:table-cell office:value-type="string" calcext:value-type="string">
            <text:p>https://datasheet.lcsc.com/szlcsc/2012110135_Worldsemi-WS2812B-2020_C965555.pdf</text:p>
          </table:table-cell>
          <table:table-cell office:value-type="string" calcext:value-type="string">
            <text:p>C9655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:Fuse_0805_2012Metric</text:p>
          </table:table-cell>
          <table:table-cell office:value-type="string" calcext:value-type="string">
            <text:p>https://datasheet.lcsc.com/szlcsc/1808280424_Brightking-Elec-TAIWAN-SMD0805B050TF_C269104.pdf</text:p>
          </table:table-cell>
          <table:table-cell office:value-type="string" calcext:value-type="string">
            <text:p>C269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 J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WIIC_CONNECTORJS-1MM</text:p>
          </table:table-cell>
          <table:table-cell office:value-type="string" calcext:value-type="string">
            <text:p>Connectors:1X04_1MM_RA</text:p>
          </table:table-cell>
          <table:table-cell table:number-columns-repeated="4"/>
          <table:table-cell office:value-type="string" calcext:value-type="string">
            <text:p>CONN-13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ustom:Boom-audiojack-PJ-320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5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custom:MicroSD-SOFNG-TF-002-H18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C125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Connector_PinSocket_2.54mm:PinSocket_2x06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39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2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3 JP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Jumpers:SMT-JUMPER_2_NO_NO-SILK_ROUND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1 L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ustom:Inductor_MSC20F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 Ohm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szlcsc/1811061717_FH-Guangdong-Fenghua-Advanced-Tech-CBW201209U220T_C74475.pdf</text:p>
          </table:table-cell>
          <table:table-cell office:value-type="string" calcext:value-type="string">
            <text:p>C74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Core_Ferrite_Coupled_Small_GND</text:p>
          </table:table-cell>
          <table:table-cell office:value-type="string" calcext:value-type="string">
            <text:p>custom:MCE1012E900FBP</text:p>
          </table:table-cell>
          <table:table-cell office:value-type="string" calcext:value-type="string">
            <text:p>https://datasheet.lcsc.com/szlcsc/1912111437_INPAQ-MCE1012E900FBP_C315726.pdf</text:p>
          </table:table-cell>
          <table:table-cell office:value-type="string" calcext:value-type="string">
            <text:p>C315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ustom:draft2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ge.team</text:p>
          </table:table-cell>
          <table:table-cell office:value-type="string" calcext:value-type="string">
            <text:p>custom:badgetea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06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256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5 R1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6 R50 R66 R67 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8 R19 R20 R21 R22 R23 R24 R25 R61 R62 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9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26 R27 R28 R29 R31 R32 R44 R57 R74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5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4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2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4 R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96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6 R43 R5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7 R45 R70 R71 R72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9694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49 R51 R52 R69 R7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30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 R5 R6 R7 R9 R11 R12 R13 R30 R33 R35 R38 R39 R40 R41 R42 R47 R48 R53 R54 R55 R56 R58 R63 R64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8 R46 R6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30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2 RN3 RN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3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5 RN6 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270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1400BFQ</text:p>
          </table:table-cell>
          <table:table-cell office:value-type="string" calcext:value-type="string">
            <text:p>custom:SW_JS1400BFQ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C13979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anufacturer recommenda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9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5817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5817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5817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5817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5817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5817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337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http://www.st.com/st-web-ui/static/active/en/resource/technical/document/datasheet/CD00161566.pdf</text:p>
          </table:table-cell>
          <table:table-cell office:value-type="string" calcext:value-type="string">
            <text:p>C8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www.nxp.com/docs/en/data-sheet/PCA9555.pdf</text:p>
          </table:table-cell>
          <table:table-cell office:value-type="string" calcext:value-type="string">
            <text:p>C128392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custom:ESP32-WROVER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digikey-footprints:LGA-28_5.2x3.8mm_BNO0055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table:number-columns-repeated="4"/>
          <table:table-cell office:value-type="string" calcext:value-type="string">
            <text:p>Sensors, Transducers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office:value-type="string" calcext:value-type="string">
            <text:p>/product-detail/en/bosch-sensortec/BNO055/828-1058-1-ND/6136309</text:p>
          </table:table-cell>
          <table:table-cell office:value-type="string" calcext:value-type="string">
            <text:p>IMU ACCEL/GYRO/MAG I2C 28LGA</text:p>
          </table:table-cell>
          <table:table-cell office:value-type="string" calcext:value-type="string">
            <text:p>828-1058-1-ND</text:p>
          </table:table-cell>
          <table:table-cell office:value-type="string" calcext:value-type="string">
            <text:p>Motion Sensors - IMUs (Inertial Measurement Units)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Bosch Sensortec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U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Package_LGA:Bosch_LGA-8_3x3mm_P0.8mm_ClockwisePinNumbering</text:p>
          </table:table-cell>
          <table:table-cell office:value-type="string" calcext:value-type="string">
            <text:p>https://ae-bst.resource.bosch.com/media/_tech/media/datasheets/BST-BME680-DS001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41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4 U5 U1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55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5100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ds/symlink/pcm5100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7 U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C703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42-40UP5KSG48ITR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Package_SO:SOIC-8-1EP_3.9x4.9mm_P1.27mm_EP2.41x3.81mm</text:p>
          </table:table-cell>
          <table:table-cell/>
          <table:table-cell office:value-type="string" calcext:value-type="string">
            <text:p>C2618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_Addon_v2</text:p>
          </table:table-cell>
          <table:table-cell office:value-type="string" calcext:value-type="string">
            <text:p>Simple_Addon_v2:Simple_Addon_v2-BADGE-2x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2 Y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 table:number-rows-repeated="104850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22T23:03:15.366481086</dc:date>
    <meta:editing-duration>PT53M44S</meta:editing-duration>
    <meta:editing-cycles>1</meta:editing-cycles>
    <meta:document-statistic meta:table-count="1" meta:cell-count="514" meta:object-count="0"/>
    <meta:generator>LibreOffice/7.0.4.2$Linux_X86_64 LibreOffice_project/00$Build-2</meta:generator>
  </office:meta>
</office:document-meta>
</file>